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3429in"/>
    </style:style>
    <style:style style:name="co17" style:family="table-column">
      <style:table-column-properties fo:break-before="auto" style:column-width="4.4799in"/>
    </style:style>
    <style:style style:name="co10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35in"/>
    </style:style>
    <style:style style:name="co5" style:family="table-column">
      <style:table-column-properties fo:break-before="auto" style:column-width="0.2626in"/>
    </style:style>
    <style:style style:name="co6" style:family="table-column">
      <style:table-column-properties fo:break-before="auto" style:column-width="0.4819in"/>
    </style:style>
    <style:style style:name="co7" style:family="table-column">
      <style:table-column-properties fo:break-before="auto" style:column-width="0.1311in"/>
    </style:style>
    <style:style style:name="co8" style:family="table-column">
      <style:table-column-properties fo:break-before="auto" style:column-width="0.3055in"/>
    </style:style>
    <style:style style:name="co9" style:family="table-column">
      <style:table-column-properties fo:break-before="auto" style:column-width="3.2591in"/>
    </style:style>
    <style:style style:name="co11" style:family="table-column">
      <style:table-column-properties fo:break-before="auto" style:column-width="0.7374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8244in"/>
    </style:style>
    <style:style style:name="co14" style:family="table-column">
      <style:table-column-properties fo:break-before="auto" style:column-width="0.2264in"/>
    </style:style>
    <style:style style:name="co15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85in"/>
    </style:style>
    <style:style style:name="co19" style:family="table-column">
      <style:table-column-properties fo:break-before="auto" style:column-width="0.6508in"/>
    </style:style>
    <style:style style:name="co20" style:family="table-column">
      <style:table-column-properties fo:break-before="auto" style:column-width="0.839in"/>
    </style:style>
    <style:style style:name="co21" style:family="table-column">
      <style:table-column-properties fo:break-before="auto" style:column-width="0.1425in"/>
    </style:style>
    <style:style style:name="co22" style:family="table-column">
      <style:table-column-properties fo:break-before="auto" style:column-width="0.1102in"/>
    </style:style>
    <style:style style:name="co23" style:family="table-column">
      <style:table-column-properties fo:break-before="auto" style:column-width="0.289in"/>
    </style:style>
    <style:style style:name="co24" style:family="table-column">
      <style:table-column-properties fo:break-before="auto" style:column-width="0.7602in"/>
    </style:style>
    <style:style style:name="ro6" style:family="table-row">
      <style:table-row-properties style:row-height="0.3346in" fo:break-before="auto" style:use-optimal-row-height="true"/>
    </style:style>
    <style:style style:name="ro4" style:family="table-row">
      <style:table-row-properties style:row-height="0.3252in" fo:break-before="auto" style:use-optimal-row-height="true"/>
    </style:style>
    <style:style style:name="ro7" style:family="table-row">
      <style:table-row-properties style:row-height="0.325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693in" fo:break-before="auto" style:use-optimal-row-height="true"/>
    </style:style>
    <style:style style:name="ro9" style:family="table-row">
      <style:table-row-properties style:row-height="0.3236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4854in" fo:break-before="auto" style:use-optimal-row-height="true"/>
    </style:style>
    <style:style style:name="ro13" style:family="table-row">
      <style:table-row-properties style:row-height="1.4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able-cell-properties fo:background-color="#ffffff" fo:wrap-option="no-wrap"/>
      <style:text-properties style:text-position="" fo:font-size="20pt" style:font-size-asian="20pt" style:font-size-complex="20pt" fo:hyphenate="true"/>
    </style:style>
    <style:style style:name="ce4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fo:wrap-option="wrap"/>
      <style:text-properties style:text-position="" fo:hyphenate="true"/>
    </style:style>
    <style:style style:name="ce47" style:family="table-cell" style:parent-style-name="Default">
      <style:table-cell-properties fo:wrap-option="wrap"/>
      <style:text-properties style:text-position="" fo:hyphenate="true"/>
    </style:style>
    <style:style style:name="ce5" style:family="table-cell" style:parent-style-name="Default">
      <style:table-cell-properties fo:background-color="#ffffff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0000ff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1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000080" style:text-align-source="fix" style:repeat-content="false" fo:wrap-option="wra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 fo:hyphenate="true"/>
    </style:style>
    <style:style style:name="ce12" style:family="table-cell" style:parent-style-name="Default">
      <style:table-cell-properties fo:background-color="#0000ff" style:text-align-source="fix" style:repeat-content="false" fo:wrap-option="wrap"/>
      <style:paragraph-properties fo:text-align="start"/>
      <style:text-properties style:font-name="Arial" fo:font-size="10pt" style:font-size-asian="10pt" style:font-size-complex="10pt" fo:hyphenate="true"/>
    </style:style>
    <style:style style:name="ce13" style:family="table-cell" style:parent-style-name="Default" style:data-style-name="N123">
      <style:table-cell-properties fo:background-color="#000080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1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1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2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2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0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1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6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7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38" style:family="table-cell" style:parent-style-name="Default" style:data-style-name="N123">
      <style:table-cell-properties fo:background-color="#0000ff"/>
      <style:text-properties style:font-name="Arial" fo:font-size="10pt" style:font-size-asian="10pt" style:font-size-complex="10pt"/>
    </style:style>
    <style:style style:name="ce39" style:family="table-cell" style:parent-style-name="Default" style:data-style-name="N125">
      <style:text-properties style:font-name="Arial" fo:font-size="10pt" style:font-size-asian="10pt" style:font-size-complex="10pt"/>
    </style:style>
    <style:style style:name="ce40" style:family="table-cell" style:parent-style-name="Default" style:data-style-name="N125">
      <style:table-cell-properties fo:background-color="#e6e6e6"/>
      <style:text-properties style:font-name="Arial" fo:font-size="10pt" style:font-size-asian="10pt" style:font-size-complex="10pt"/>
    </style:style>
    <style:style style:name="ce41" style:family="table-cell" style:parent-style-name="Default" style:data-style-name="N126">
      <style:table-cell-properties fo:background-color="#0000ff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49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font-relief="none" fo:hyphenate="true"/>
    </style:style>
    <style:style style:name="ce50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font-name="Arial" fo:font-size="10pt" fo:language="en" fo:country="none" style:text-underline-mode="continuous" style:text-overline-mode="continuous" style:text-line-through-mode="continuous" style:font-name-asian="Arial Unicode MS" style:font-size-asian="10pt" style:language-asian="zh" style:country-asian="CN" style:font-name-complex="Lucida Sans" style:font-size-complex="10pt" style:language-complex="hi" style:country-complex="IN" style:font-relief="none" fo:hyphenate="true"/>
    </style:style>
    <style:style style:name="ce51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5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6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7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8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59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0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1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4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5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6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7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8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69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0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1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3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5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76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8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Helvetica" style:font-size-asian="10pt" style:language-asian="en" style:country-asian="US" style:font-size-complex="10pt" style:language-complex="en" style:country-complex="US" style:font-relief="none" fo:hyphenate="true"/>
    </style:style>
    <style:style style:name="ce7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000000" style:font-name="Arial" fo:font-size="10pt" fo:language="en" fo:country="US" style:text-underline-mode="continuous" style:text-overline-mode="continuous" style:text-line-through-mode="continuous" style:font-name-asian="Arial" style:font-size-asian="10pt" style:language-asian="en" style:country-asian="US" style:font-name-complex="Arial" style:font-size-complex="10pt" style:language-complex="en" style:country-complex="US" style:font-relief="none" fo:hyphenate="true"/>
    </style:style>
    <style:style style:name="ce8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82" style:family="table-cell" style:parent-style-name="Default" style:data-style-name="N123">
      <style:table-cell-properties fo:background-color="#ffffff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3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84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86" style:family="table-cell" style:parent-style-name="Default" style:data-style-name="N125">
      <style:table-cell-properties fo:background-color="#ffffff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88" style:family="table-cell" style:parent-style-name="Default" style:data-style-name="N127">
      <style:table-cell-properties fo:background-color="#0000ff"/>
      <style:text-properties style:font-name="Arial" fo:font-size="10pt" style:font-size-asian="10pt" style:font-size-complex="10pt"/>
      <style:map style:condition="cell-content()!=ORG.OPENOFFICE.MONTHS([.H2];[.I2];0)" style:apply-style-name="Red" style:base-cell-address="'WP7.1'.G2"/>
    </style:style>
    <style:style style:name="ce89" style:family="table-cell" style:parent-style-name="Default" style:data-style-name="N123">
      <style:table-cell-properties fo:background-color="#e6e6e6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0" style:family="table-cell" style:parent-style-name="Default" style:data-style-name="N123">
      <style:table-cell-properties fo:background-color="#ffffff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1" style:family="table-cell" style:parent-style-name="Default" style:data-style-name="N123">
      <style:table-cell-properties fo:background-color="#e6e6e6" style:vertical-align="top"/>
      <style:text-properties style:font-name="Arial" fo:font-size="10pt" style:font-size-asian="10pt" style:font-size-complex="10pt"/>
      <style:map style:condition="is-true-formula(EXACT([.I6];&quot;yes&quot;))" style:apply-style-name="Completed" style:base-cell-address="'WP7.1'.G6"/>
      <style:map style:condition="cell-content()&lt;TODAY()-30" style:apply-style-name="Red" style:base-cell-address="'WP7.1'.G6"/>
      <style:map style:condition="cell-content()&lt;TODAY()" style:apply-style-name="Yellow" style:base-cell-address="'WP7.1'.G6"/>
    </style:style>
    <style:style style:name="ce92" style:family="table-cell" style:parent-style-name="Default">
      <style:table-cell-properties fo:background-color="#ffffff" style:vertical-align="top"/>
      <style:text-properties style:font-name="Arial" fo:font-size="10pt" style:font-size-asian="10pt" style:font-size-complex="10pt"/>
    </style:style>
    <style:style style:name="ce93" style:family="table-cell" style:parent-style-name="Default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4" style:family="table-cell" style:parent-style-name="Default" style:data-style-name="N125">
      <style:table-cell-properties style:vertical-align="top"/>
      <style:text-properties style:font-name="Arial" fo:font-size="10pt" style:font-size-asian="10pt" style:font-size-complex="10pt"/>
    </style:style>
    <style:style style:name="ce95" style:family="table-cell" style:parent-style-name="Default" style:data-style-name="N125">
      <style:table-cell-properties fo:background-color="#e6e6e6" style:vertical-align="top"/>
      <style:text-properties style:font-name="Arial" fo:font-size="10pt" style:font-size-asian="10pt" style:font-size-complex="10pt"/>
    </style:style>
    <style:style style:name="ce96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T7" style:family="text">
      <style:text-properties fo:font-weight="bold"/>
    </style:style>
  </office:automatic-styles>
  <office:body>
    <office:spreadsheet>
      <table:table table:name="WP7.1" table:style-name="ta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0" table:number-columns-repeated="1013" table:default-cell-style-name="ce6"/>
        <table:table-row table:style-name="ro1">
          <table:table-cell table:style-name="ce5"/>
          <table:table-cell table:style-name="ce7" office:value-type="string">
            <text:p>T7.1</text:p>
          </table:table-cell>
          <table:table-cell table:style-name="ce7"/>
          <table:table-cell table:style-name="ce7" office:value-type="string">
            <text:p>Primary Tool Chain Analyses and Recommendations</text:p>
          </table:table-cell>
          <table:table-cell table:style-name="ce7"/>
          <table:table-cell table:style-name="ce11"/>
          <table:table-cell table:style-name="ce13" office:value-type="string">
            <text:p>Duration</text:p>
          </table:table-cell>
          <table:table-cell table:style-name="ce7"/>
          <table:table-cell table:style-name="ce7" office:value-type="string">
            <text:p>Complete?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1</text:p>
          </table:table-cell>
          <table:table-cell table:style-name="ce8" office:value-type="string">
            <text:p>Identify and define the potential means of description</text:p>
          </table:table-cell>
          <table:table-cell table:style-name="ce8"/>
          <table:table-cell table:style-name="ce12"/>
          <table:table-cell table:style-name="ce14" office:value-type="float" office:value="6">
            <text:p>6 months</text:p>
          </table:table-cell>
          <table:table-cell table:style-name="ce38" table:formula="of:=MIN([.G3:.G11])" office:value-type="date" office:date-value="2013-01-01">
            <text:p>Jan-2013</text:p>
          </table:table-cell>
          <table:table-cell table:style-name="ce41" table:formula="of:=MAX([.G3:.G11])" office:value-type="date" office:date-value="2013-07-01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01">
            <text:p>Jan-2013</text:p>
          </table:table-cell>
          <table:table-cell table:style-name="ce39" table:formula="of:=ORG.OPENOFFICE.MONTHS(&quot;6/1/2012&quot;;[.G3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40" table:formula="of:=ORG.OPENOFFICE.MONTHS(&quot;6/1/2012&quot;;[.G4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 (preliminary)</text:p>
          </table:table-cell>
          <table:table-cell table:style-name="ce17" office:value-type="date" office:date-value="2013-01-13">
            <text:p>Jan-2013</text:p>
          </table:table-cell>
          <table:table-cell table:style-name="ce39" table:formula="of:=ORG.OPENOFFICE.MONTHS(&quot;6/1/2012&quot;;[.G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6b: Set of requirements for the model used and the modeling process (intermediate)</text:p>
          </table:table-cell>
          <table:table-cell table:style-name="ce18" office:value-type="date" office:date-value="2013-03-01">
            <text:p>Mar-2013</text:p>
          </table:table-cell>
          <table:table-cell table:style-name="ce40" table:formula="of:=ORG.OPENOFFICE.MONTHS(&quot;6/1/2012&quot;;[.G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6c: Set of requirements for the model used and the modeling process (intermediate)</text:p>
          </table:table-cell>
          <table:table-cell table:style-name="ce19" office:value-type="date" office:date-value="2013-05-01">
            <text:p>May-2013</text:p>
          </table:table-cell>
          <table:table-cell table:style-name="ce39" table:formula="of:=ORG.OPENOFFICE.MONTHS(&quot;6/1/2012&quot;;[.G7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 Formal Model representing the sample spec, one for each candidate</text:p>
          </table:table-cell>
          <table:table-cell table:style-name="ce20" office:value-type="date" office:date-value="2013-05-01">
            <text:p>May-2013</text:p>
          </table:table-cell>
          <table:table-cell table:style-name="ce40" table:formula="of:=ORG.OPENOFFICE.MONTHS(&quot;6/1/2012&quot;;[.G8];0)" office:value-type="float" office:value="11">
            <text:p>T0+11</text:p>
          </table:table-cell>
          <table:table-cell table:style-name="ce43" office:value-type="string">
            <text:p>partially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←">
            <text:p>←</text:p>
          </table:table-cell>
          <table:table-cell table:style-name="ce9" office:value-type="string">
            <text:p>O7.1.2 Documentation of the changes to each means of description used (if any)</text:p>
          </table:table-cell>
          <table:table-cell table:style-name="ce21" office:value-type="date" office:date-value="2013-06-01">
            <text:p>Jun-2013</text:p>
          </table:table-cell>
          <table:table-cell table:style-name="ce39" table:formula="of:=ORG.OPENOFFICE.MONTHS(&quot;6/1/2012&quot;;[.G9];0)" office:value-type="float" office:value="12">
            <text:p>T0+12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←">
            <text:p>←</text:p>
          </table:table-cell>
          <table:table-cell table:style-name="ce10" office:value-type="string">
            <text:p>O71.3 Evaluation of the models against the WP2 requirements</text:p>
          </table:table-cell>
          <table:table-cell table:style-name="ce22" office:value-type="date" office:date-value="2013-07-01">
            <text:p>Jul-2013</text:p>
          </table:table-cell>
          <table:table-cell table:style-name="ce40" table:formula="of:=ORG.OPENOFFICE.MONTHS(&quot;6/1/2012&quot;;[.G10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10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←">
            <text:p>←</text:p>
          </table:table-cell>
          <table:table-cell table:style-name="ce9" office:value-type="string">
            <text:p>O7.1.4 Decision on the final means of description choice(s)</text:p>
          </table:table-cell>
          <table:table-cell table:style-name="ce23" office:value-type="date" office:date-value="2013-07-01">
            <text:p>Jul-2013</text:p>
          </table:table-cell>
          <table:table-cell table:style-name="ce39" table:formula="of:=ORG.OPENOFFICE.MONTHS(&quot;6/1/2012&quot;;[.G11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2</text:p>
          </table:table-cell>
          <table:table-cell table:style-name="ce8" office:value-type="string">
            <text:p>Identify and compare existing modelling tools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8" table:formula="of:=MIN([.G13:.G22])" office:value-type="date" office:date-value="2013-01-13">
            <text:p>Jan-2013</text:p>
          </table:table-cell>
          <table:table-cell table:style-name="ce41" table:formula="of:=MAX([.G13:.G22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3];2);&quot;O7&quot;); &quot;←&quot;; &quot;→&quot;)" office:value-type="string" office:string-value="→">
            <text:p>→</text:p>
          </table:table-cell>
          <table:table-cell table:style-name="ce10" office:value-type="string">
            <text:p>D2.1: Report on existing methodologies</text:p>
          </table:table-cell>
          <table:table-cell table:style-name="ce16" office:value-type="date" office:date-value="2013-01-13">
            <text:p>Jan-2013</text:p>
          </table:table-cell>
          <table:table-cell table:style-name="ce40" table:formula="of:=ORG.OPENOFFICE.MONTHS(&quot;6/1/2012&quot;;[.G13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15" office:value-type="date" office:date-value="2013-01-13">
            <text:p>Jan-2013</text:p>
          </table:table-cell>
          <table:table-cell table:style-name="ce39" table:formula="of:=ORG.OPENOFFICE.MONTHS(&quot;6/1/2012&quot;;[.G14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24" office:value-type="date" office:date-value="2013-03-12">
            <text:p>Mar-2013</text:p>
          </table:table-cell>
          <table:table-cell table:style-name="ce40" table:formula="of:=ORG.OPENOFFICE.MONTHS(&quot;6/1/2012&quot;;[.G15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25" office:value-type="date" office:date-value="2013-05-01">
            <text:p>May-2013</text:p>
          </table:table-cell>
          <table:table-cell table:style-name="ce39" table:formula="of:=ORG.OPENOFFICE.MONTHS(&quot;6/1/2012&quot;;[.G16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26" office:value-type="date" office:date-value="2013-02-13">
            <text:p>Feb-2013</text:p>
          </table:table-cell>
          <table:table-cell table:style-name="ce40" table:formula="of:=ORG.OPENOFFICE.MONTHS(&quot;6/1/2012&quot;;[.G17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←">
            <text:p>←</text:p>
          </table:table-cell>
          <table:table-cell table:style-name="ce9" office:value-type="string">
            <text:p>O7.1.5 Evaluation of tool and model for each prototype</text:p>
          </table:table-cell>
          <table:table-cell table:style-name="ce27" office:value-type="date" office:date-value="2013-06-13">
            <text:p>Jun-2013</text:p>
          </table:table-cell>
          <table:table-cell table:style-name="ce39" table:formula="of:=ORG.OPENOFFICE.MONTHS(&quot;6/1/2012&quot;;[.G18];0)" office:value-type="float" office:value="12">
            <text:p>T0+12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10" office:value-type="string">
            <text:p>O7.1.6 Documentation of the changes to each tool (if any)</text:p>
          </table:table-cell>
          <table:table-cell table:style-name="ce28" office:value-type="date" office:date-value="2013-06-13">
            <text:p>Jun-2013</text:p>
          </table:table-cell>
          <table:table-cell table:style-name="ce40" table:formula="of:=ORG.OPENOFFICE.MONTHS(&quot;6/1/2012&quot;;[.G19];0)" office:value-type="float" office:value="12">
            <text:p>T0+12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9" office:value-type="string">
            <text:p>O7.1.7 Evaluation of the tools against the WP2 requirements</text:p>
          </table:table-cell>
          <table:table-cell table:style-name="ce29" office:value-type="date" office:date-value="2013-07-13">
            <text:p>Jul-2013</text:p>
          </table:table-cell>
          <table:table-cell table:style-name="ce39" table:formula="of:=ORG.OPENOFFICE.MONTHS(&quot;6/1/2012&quot;;[.G20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10" office:value-type="string">
            <text:p>O7.1.8 Decision on the final tool choice(s)</text:p>
          </table:table-cell>
          <table:table-cell table:style-name="ce30" office:value-type="date" office:date-value="2013-07-13">
            <text:p>Jul-2013</text:p>
          </table:table-cell>
          <table:table-cell table:style-name="ce40" table:formula="of:=ORG.OPENOFFICE.MONTHS(&quot;6/1/2012&quot;;[.G21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1 Report on the final choice(s) for the primary tool chain (means of description, tool and platform)</text:p>
          </table:table-cell>
          <table:table-cell table:style-name="ce31" office:value-type="date" office:date-value="2013-07-13">
            <text:p>Jul-2013</text:p>
          </table:table-cell>
          <table:table-cell table:style-name="ce39" table:formula="of:=ORG.OPENOFFICE.MONTHS(&quot;6/1/2012&quot;;[.G22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2"/>
          <table:table-cell table:style-name="ce8" office:value-type="string">
            <text:p>T7.1.3</text:p>
          </table:table-cell>
          <table:table-cell table:style-name="ce8" office:value-type="string">
            <text:p>Identify the tool platform</text:p>
          </table:table-cell>
          <table:table-cell table:style-name="ce8" table:number-columns-repeated="2"/>
          <table:table-cell table:style-name="ce14" office:value-type="float" office:value="6">
            <text:p>6 months</text:p>
          </table:table-cell>
          <table:table-cell table:style-name="ce38" table:formula="of:=MIN([.G24:.G31])" office:value-type="date" office:date-value="2013-01-13">
            <text:p>Jan-2013</text:p>
          </table:table-cell>
          <table:table-cell table:style-name="ce41" table:formula="of:=MAX([.G24:.G31])" office:value-type="date" office:date-value="2013-07-13">
            <text:p><text:s/>- Jul-2013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4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15" office:value-type="date" office:date-value="2013-01-13">
            <text:p>Jan-2013</text:p>
          </table:table-cell>
          <table:table-cell table:style-name="ce39" table:formula="of:=ORG.OPENOFFICE.MONTHS(&quot;6/1/2012&quot;;[.G24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5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16" office:value-type="date" office:date-value="2013-02-01">
            <text:p>Feb-2013</text:p>
          </table:table-cell>
          <table:table-cell table:style-name="ce40" table:formula="of:=ORG.OPENOFFICE.MONTHS(&quot;6/1/2012&quot;;[.G25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6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32" office:value-type="date" office:date-value="2013-01-13">
            <text:p>Jan-2013</text:p>
          </table:table-cell>
          <table:table-cell table:style-name="ce39" table:formula="of:=ORG.OPENOFFICE.MONTHS(&quot;6/1/2012&quot;;[.G26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27];2);&quot;O7&quot;); &quot;←&quot;; &quot;→&quot;)" office:value-type="string" office:string-value="→">
            <text:p>→</text:p>
          </table:table-cell>
          <table:table-cell table:style-name="ce10" office:value-type="string">
            <text:p>D2.8b: Set of requirements for the tools used:</text:p>
          </table:table-cell>
          <table:table-cell table:style-name="ce33" office:value-type="date" office:date-value="2013-03-13">
            <text:p>Mar-2013</text:p>
          </table:table-cell>
          <table:table-cell table:style-name="ce40" table:formula="of:=ORG.OPENOFFICE.MONTHS(&quot;6/1/2012&quot;;[.G27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9" table:formula="of:=IF(EXACT(LEFT([.F28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34" office:value-type="date" office:date-value="2013-05-01">
            <text:p>May-2013</text:p>
          </table:table-cell>
          <table:table-cell table:style-name="ce39" table:formula="of:=ORG.OPENOFFICE.MONTHS(&quot;6/1/2012&quot;;[.G28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10" table:formula="of:=IF(EXACT(LEFT([.F29];2);&quot;O7&quot;); &quot;←&quot;; &quot;→&quot;)" office:value-type="string" office:string-value="←">
            <text:p>←</text:p>
          </table:table-cell>
          <table:table-cell table:style-name="ce10" office:value-type="string">
            <text:p>O7.1.9 Evaluation of each tool platform against WP2 requirements, independent of target tool</text:p>
          </table:table-cell>
          <table:table-cell table:style-name="ce35" office:value-type="date" office:date-value="2013-07-13">
            <text:p>Jul-2013</text:p>
          </table:table-cell>
          <table:table-cell table:style-name="ce40" table:formula="of:=ORG.OPENOFFICE.MONTHS(&quot;6/1/2012&quot;;[.G29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9">
          <table:table-cell table:style-name="ce5" table:number-columns-repeated="4"/>
          <table:table-cell table:style-name="ce9" table:formula="of:=IF(EXACT(LEFT([.F30];2);&quot;O7&quot;); &quot;←&quot;; &quot;→&quot;)" office:value-type="string" office:string-value="←">
            <text:p>←</text:p>
          </table:table-cell>
          <table:table-cell table:style-name="ce9" office:value-type="string">
            <text:p>O7.1.10 Evaluation of tool platform in the context of specific target tools</text:p>
          </table:table-cell>
          <table:table-cell table:style-name="ce36" office:value-type="date" office:date-value="2013-07-13">
            <text:p>Jul-2013</text:p>
          </table:table-cell>
          <table:table-cell table:style-name="ce39" table:formula="of:=ORG.OPENOFFICE.MONTHS(&quot;6/1/2012&quot;;[.G30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3"/>
        </table:table-row>
        <table:table-row table:style-name="ro8">
          <table:table-cell table:style-name="ce5" table:number-columns-repeated="4"/>
          <table:table-cell table:style-name="ce10" table:formula="of:=IF(EXACT(LEFT([.F31];2);&quot;O7&quot;); &quot;←&quot;; &quot;→&quot;)" office:value-type="string" office:string-value="←">
            <text:p>←</text:p>
          </table:table-cell>
          <table:table-cell table:style-name="ce10" office:value-type="string">
            <text:p>O7.1.11 Selection of Tool Platform (and reasoning)</text:p>
          </table:table-cell>
          <table:table-cell table:style-name="ce37" office:value-type="date" office:date-value="2013-07-13">
            <text:p>Jul-2013</text:p>
          </table:table-cell>
          <table:table-cell table:style-name="ce40" table:formula="of:=ORG.OPENOFFICE.MONTHS(&quot;6/1/2012&quot;;[.G31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3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'WP7.1'.G2:'WP7.1'.G2 'WP7.1'.G12:'WP7.1'.G12 'WP7.1'.G23:'WP7.1'.G23">
            <calcext:condition calcext:apply-style-name="Red" calcext:value="!=ORG.OPENOFFICE.MONTHS([.H2];[.I2];0)" calcext:base-cell-address="'WP7.1'.G2"/>
          </calcext:conditional-format>
          <calcext:conditional-format calcext:target-range-address="'WP7.1'.G3:'WP7.1'.G4 'WP7.1'.G13:'WP7.1'.G14 'WP7.1'.G24:'WP7.1'.G25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5:'WP7.1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7:'WP7.1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9:'WP7.1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1:'WP7.1'.G1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5:'WP7.1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7:'WP7.1'.G1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19:'WP7.1'.G2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1:'WP7.1'.G2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6:'WP7.1'.G2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28:'WP7.1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1'.G30:'WP7.1'.G3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2" table:style-name="ta1" table:print-ranges="'WP7.2'.A1:'WP7.2'.I41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5" table:default-cell-style-name="ce6"/>
        <table:table-column table:style-name="co18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2</text:p>
          </table:table-cell>
          <table:table-cell table:style-name="ce7"/>
          <table:table-cell table:style-name="ce7" office:value-type="string">
            <text:p>Secondary Tools Analyses and Recommendations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1</text:p>
          </table:table-cell>
          <table:table-cell table:style-name="ce8" office:value-type="string">
            <text:p>Identify and define the supporting tools and methods</text:p>
          </table:table-cell>
          <table:table-cell table:style-name="ce8" table:number-columns-repeated="2"/>
          <table:table-cell table:style-name="ce51" office:value-type="float" office:value="7">
            <text:p>7 months</text:p>
          </table:table-cell>
          <table:table-cell table:style-name="ce38" table:formula="of:=MIN([.G3:.G15])" office:value-type="date" office:date-value="2013-01-13">
            <text:p>Jan-2013</text:p>
          </table:table-cell>
          <table:table-cell table:style-name="ce41" table:formula="of:=MAX([.G3:.G15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];2);&quot;O7&quot;); &quot;←&quot;; &quot;→&quot;)" office:value-type="string" office:string-value="→">
            <text:p>→</text:p>
          </table:table-cell>
          <table:table-cell table:style-name="ce9" office:value-type="string">
            <text:p>D2.1: Report on existing methodologies</text:p>
          </table:table-cell>
          <table:table-cell table:style-name="ce52" office:value-type="date" office:date-value="2013-01-13">
            <text:p>Jan-2013</text:p>
          </table:table-cell>
          <table:table-cell table:style-name="ce39" table:formula="of:=ORG.OPENOFFICE.MONTHS(&quot;6/1/2012&quot;;[.G3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];2);&quot;O7&quot;); &quot;←&quot;; &quot;→&quot;)" office:value-type="string" office:string-value="→">
            <text:p>→</text:p>
          </table:table-cell>
          <table:table-cell table:style-name="ce10" office:value-type="string">
            <text:p>D2.5: Methods and tools benchmarking methodology</text:p>
          </table:table-cell>
          <table:table-cell table:style-name="ce53" office:value-type="date" office:date-value="2013-02-13">
            <text:p>Feb-2013</text:p>
          </table:table-cell>
          <table:table-cell table:style-name="ce40" table:formula="of:=ORG.OPENOFFICE.MONTHS(&quot;6/1/2012&quot;;[.G4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5];2);&quot;O7&quot;); &quot;←&quot;; &quot;→&quot;)" office:value-type="string" office:string-value="→">
            <text:p>→</text:p>
          </table:table-cell>
          <table:table-cell table:style-name="ce9" office:value-type="string">
            <text:p>D2.9a: Set of requirements for the verification and validation process:</text:p>
          </table:table-cell>
          <table:table-cell table:style-name="ce54" office:value-type="date" office:date-value="2013-01-13">
            <text:p>Jan-2013</text:p>
          </table:table-cell>
          <table:table-cell table:style-name="ce39" table:formula="of:=ORG.OPENOFFICE.MONTHS(&quot;6/1/2012&quot;;[.G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6];2);&quot;O7&quot;); &quot;←&quot;; &quot;→&quot;)" office:value-type="string" office:string-value="→">
            <text:p>→</text:p>
          </table:table-cell>
          <table:table-cell table:style-name="ce10" office:value-type="string">
            <text:p>D2.9b: Set of requirements for the verification and validation process:</text:p>
          </table:table-cell>
          <table:table-cell table:style-name="ce55" office:value-type="date" office:date-value="2013-03-13">
            <text:p>Mar-2013</text:p>
          </table:table-cell>
          <table:table-cell table:style-name="ce40" table:formula="of:=ORG.OPENOFFICE.MONTHS(&quot;6/1/2012&quot;;[.G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7];2);&quot;O7&quot;); &quot;←&quot;; &quot;→&quot;)" office:value-type="string" office:string-value="→">
            <text:p>→</text:p>
          </table:table-cell>
          <table:table-cell table:style-name="ce9" office:value-type="string">
            <text:p>D2.9c: Set of requirements for the verification and validation process:</text:p>
          </table:table-cell>
          <table:table-cell table:style-name="ce56" office:value-type="date" office:date-value="2013-05-01">
            <text:p>May-2013</text:p>
          </table:table-cell>
          <table:table-cell table:style-name="ce39" table:formula="of:=ORG.OPENOFFICE.MONTHS(&quot;6/1/2012&quot;;[.G7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8];2);&quot;O7&quot;); &quot;←&quot;; &quot;→&quot;)" office:value-type="string" office:string-value="→">
            <text:p>→</text:p>
          </table:table-cell>
          <table:table-cell table:style-name="ce10" office:value-type="string">
            <text:p>D2.3: Definition of the overall process for the formal description of ETCS and the rail system it works in</text:p>
          </table:table-cell>
          <table:table-cell table:style-name="ce57" office:value-type="date" office:date-value="2013-02-13">
            <text:p>Feb-2013</text:p>
          </table:table-cell>
          <table:table-cell table:style-name="ce40" table:formula="of:=ORG.OPENOFFICE.MONTHS(&quot;6/1/2012&quot;;[.G8];0)" office:value-type="float" office:value="8">
            <text:p>T0+8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9];2);&quot;O7&quot;); &quot;←&quot;; &quot;→&quot;)" office:value-type="string" office:string-value="→">
            <text:p>→</text:p>
          </table:table-cell>
          <table:table-cell table:style-name="ce9" office:value-type="string">
            <text:p>D2.4: Definition of the methods used to perform the formal description </text:p>
          </table:table-cell>
          <table:table-cell table:style-name="ce58" office:value-type="date" office:date-value="2013-09-01">
            <text:p>Sep-2013</text:p>
          </table:table-cell>
          <table:table-cell table:style-name="ce39" table:formula="of:=ORG.OPENOFFICE.MONTHS(&quot;6/1/2012&quot;;[.G9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0];2);&quot;O7&quot;); &quot;←&quot;; &quot;→&quot;)" office:value-type="string" office:string-value="→">
            <text:p>→</text:p>
          </table:table-cell>
          <table:table-cell table:style-name="ce10" office:value-type="string">
            <text:p>D2.8a: Set of requirements for the tools used:</text:p>
          </table:table-cell>
          <table:table-cell table:style-name="ce59" office:value-type="date" office:date-value="2013-01-13">
            <text:p>Jan-2013</text:p>
          </table:table-cell>
          <table:table-cell table:style-name="ce40" table:formula="of:=ORG.OPENOFFICE.MONTHS(&quot;6/1/2012&quot;;[.G10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9" table:formula="of:=IF(EXACT(LEFT([.F11];2);&quot;O7&quot;); &quot;←&quot;; &quot;→&quot;)" office:value-type="string" office:string-value="→">
            <text:p>→</text:p>
          </table:table-cell>
          <table:table-cell table:style-name="ce9" office:value-type="string">
            <text:p>D2.8b: Set of requirements for the tools used:</text:p>
          </table:table-cell>
          <table:table-cell table:style-name="ce60" office:value-type="date" office:date-value="2013-03-13">
            <text:p>Mar-2013</text:p>
          </table:table-cell>
          <table:table-cell table:style-name="ce39" table:formula="of:=ORG.OPENOFFICE.MONTHS(&quot;6/1/2012&quot;;[.G11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3"/>
          <table:table-cell table:style-name="Default" table:number-columns-repeated="2"/>
        </table:table-row>
        <table:table-row table:style-name="ro8">
          <table:table-cell table:style-name="ce5" table:number-columns-repeated="4"/>
          <table:table-cell table:style-name="ce10" table:formula="of:=IF(EXACT(LEFT([.F12];2);&quot;O7&quot;); &quot;←&quot;; &quot;→&quot;)" office:value-type="string" office:string-value="→">
            <text:p>→</text:p>
          </table:table-cell>
          <table:table-cell table:style-name="ce10" office:value-type="string">
            <text:p>D2.8c: Set of requirements for the tools used:</text:p>
          </table:table-cell>
          <table:table-cell table:style-name="ce61" office:value-type="date" office:date-value="2013-05-01">
            <text:p>May-2013</text:p>
          </table:table-cell>
          <table:table-cell table:style-name="ce40" table:formula="of:=ORG.OPENOFFICE.MONTHS(&quot;6/1/2012&quot;;[.G12];0)" office:value-type="float" office:value="11">
            <text:p>T0+11</text:p>
          </table:table-cell>
          <table:table-cell table:style-name="ce43" office:value-type="string">
            <text:p>no</text:p>
          </table:table-cell>
          <table:table-cell table:number-columns-repeated="1013"/>
          <table:table-cell table:style-name="Default" table:number-columns-repeated="2"/>
        </table:table-row>
        <table:table-row table:style-name="ro9">
          <table:table-cell table:style-name="ce5" table:number-columns-repeated="4"/>
          <table:table-cell table:style-name="ce9" table:formula="of:=IF(EXACT(LEFT([.F1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core language</text:p>
          </table:table-cell>
          <table:table-cell table:style-name="ce62" office:value-type="date" office:date-value="2013-07-13">
            <text:p>Jul-2013</text:p>
          </table:table-cell>
          <table:table-cell table:style-name="ce39" table:formula="of:=ORG.OPENOFFICE.MONTHS(&quot;6/1/2012&quot;;[.G13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1 Evaluation of supporting tools and methods against the WP2 requirements and task 1 choices</text:p>
          </table:table-cell>
          <table:table-cell table:style-name="ce63" office:value-type="date" office:date-value="2013-08-13">
            <text:p>Aug-2013</text:p>
          </table:table-cell>
          <table:table-cell table:style-name="ce40" table:formula="of:=ORG.OPENOFFICE.MONTHS(&quot;6/1/2012&quot;;[.G14];0)" office:value-type="float" office:value="14">
            <text:p>T0+14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5];2);&quot;O7&quot;); &quot;←&quot;; &quot;→&quot;)" office:value-type="string" office:string-value="←">
            <text:p>←</text:p>
          </table:table-cell>
          <table:table-cell table:style-name="ce9" office:value-type="string">
            <text:p>O7.2.2 Decision on the supporting tools choice(s)</text:p>
          </table:table-cell>
          <table:table-cell table:style-name="ce64" office:value-type="date" office:date-value="2013-08-13">
            <text:p>Aug-2013</text:p>
          </table:table-cell>
          <table:table-cell table:style-name="ce39" table:formula="of:=ORG.OPENOFFICE.MONTHS(&quot;6/1/2012&quot;;[.G15];0)" office:value-type="float" office:value="14">
            <text:p>T0+14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2 Report on all aspects of secondary tooling (results of T7.2)</text:p>
          </table:table-cell>
          <table:table-cell table:style-name="ce65" office:value-type="date" office:date-value="2013-09-13">
            <text:p>Sep-2013</text:p>
          </table:table-cell>
          <table:table-cell table:style-name="ce40" table:formula="of:=ORG.OPENOFFICE.MONTHS(&quot;6/1/2012&quot;;[.G16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2</text:p>
          </table:table-cell>
          <table:table-cell table:style-name="ce8" office:value-type="string">
            <text:p>Model Transformation and Code Generation</text:p>
          </table:table-cell>
          <table:table-cell table:style-name="ce8" table:number-columns-repeated="2"/>
          <table:table-cell table:style-name="ce51" office:value-type="float" office:value="8">
            <text:p>8 months</text:p>
          </table:table-cell>
          <table:table-cell table:style-name="ce38" table:formula="of:=MIN([.G18:.G23])" office:value-type="date" office:date-value="2013-01-01">
            <text:p>Jan-2013</text:p>
          </table:table-cell>
          <table:table-cell table:style-name="ce41" table:formula="of:=MAX([.G18:.G23])" office:value-type="date" office:date-value="2013-09-01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18];2);&quot;O7&quot;); &quot;←&quot;; &quot;→&quot;)" office:value-type="string" office:string-value="→">
            <text:p>→</text:p>
          </table:table-cell>
          <table:table-cell table:style-name="ce48" office:value-type="string">
            <text:p>D2.7a: Set of requirements for API:</text:p>
          </table:table-cell>
          <table:table-cell table:style-name="ce53" office:value-type="date" office:date-value="2013-01-01">
            <text:p>Jan-2013</text:p>
          </table:table-cell>
          <table:table-cell table:style-name="ce40" table:formula="of:=ORG.OPENOFFICE.MONTHS(&quot;6/1/2012&quot;;[.G18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9];2);&quot;O7&quot;); &quot;←&quot;; &quot;→&quot;)" office:value-type="string" office:string-value="→">
            <text:p>→</text:p>
          </table:table-cell>
          <table:table-cell table:style-name="ce9" office:value-type="string">
            <text:p>D2.7b: Set of requirements for API:</text:p>
          </table:table-cell>
          <table:table-cell table:style-name="ce52" office:value-type="date" office:date-value="2013-03-13">
            <text:p>Mar-2013</text:p>
          </table:table-cell>
          <table:table-cell table:style-name="ce39" table:formula="of:=ORG.OPENOFFICE.MONTHS(&quot;6/1/2012&quot;;[.G19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0];2);&quot;O7&quot;); &quot;←&quot;; &quot;→&quot;)" office:value-type="string" office:string-value="→">
            <text:p>→</text:p>
          </table:table-cell>
          <table:table-cell table:style-name="ce48" office:value-type="string">
            <text:p>D2.7c: Set of requirements for API:</text:p>
          </table:table-cell>
          <table:table-cell table:style-name="ce66" office:value-type="date" office:date-value="2013-05-01">
            <text:p>May-2013</text:p>
          </table:table-cell>
          <table:table-cell table:style-name="ce40" table:formula="of:=ORG.OPENOFFICE.MONTHS(&quot;6/1/2012&quot;;[.G20];0)" office:value-type="float" office:value="11">
            <text:p>T0+11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21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4: Decision of the final choice for the primary means of description</text:p>
          </table:table-cell>
          <table:table-cell table:style-name="ce67" office:value-type="date" office:date-value="2013-07-13">
            <text:p>Jul-2013</text:p>
          </table:table-cell>
          <table:table-cell table:style-name="ce39" table:formula="of:=ORG.OPENOFFICE.MONTHS(&quot;6/1/2012&quot;;[.G21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2];2);&quot;O7&quot;); &quot;←&quot;; &quot;→&quot;)" office:value-type="string" office:string-value="←">
            <text:p>←</text:p>
          </table:table-cell>
          <table:table-cell table:style-name="ce48" office:value-type="string">
            <text:p>O7.2.3 Model Transformation Strategy</text:p>
          </table:table-cell>
          <table:table-cell table:style-name="ce68" office:value-type="date" office:date-value="2013-09-01">
            <text:p>Sep-2013</text:p>
          </table:table-cell>
          <table:table-cell table:style-name="ce40" table:formula="of:=ORG.OPENOFFICE.MONTHS(&quot;6/1/2012&quot;;[.G22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←">
            <text:p>←</text:p>
          </table:table-cell>
          <table:table-cell table:style-name="ce9" office:value-type="string">
            <text:p>O7.2.4 Code Generation Strategy</text:p>
          </table:table-cell>
          <table:table-cell table:style-name="ce69" office:value-type="date" office:date-value="2013-09-01">
            <text:p>Sep-2013</text:p>
          </table:table-cell>
          <table:table-cell table:style-name="ce39" table:formula="of:=ORG.OPENOFFICE.MONTHS(&quot;6/1/2012&quot;;[.G23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3</text:p>
          </table:table-cell>
          <table:table-cell table:style-name="ce8" office:value-type="string">
            <text:p>Requirement traceability</text:p>
          </table:table-cell>
          <table:table-cell table:style-name="ce8" table:number-columns-repeated="2"/>
          <table:table-cell table:style-name="ce51" office:value-type="float" office:value="8">
            <text:p>8 months</text:p>
          </table:table-cell>
          <table:table-cell table:style-name="ce38" table:formula="of:=MIN([.G25:.G29])" office:value-type="date" office:date-value="2013-01-01">
            <text:p>Jan-2013</text:p>
          </table:table-cell>
          <table:table-cell table:style-name="ce41" table:formula="of:=MAX([.G25:.G29])" office:value-type="date" office:date-value="2013-09-13">
            <text:p><text:s/>- Sep-2013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D2.8a: Set of requirements for the tools used:</text:p>
          </table:table-cell>
          <table:table-cell table:style-name="ce52" office:value-type="date" office:date-value="2013-01-01">
            <text:p>Jan-2013</text:p>
          </table:table-cell>
          <table:table-cell table:style-name="ce39" table:formula="of:=ORG.OPENOFFICE.MONTHS(&quot;6/1/2012&quot;;[.G25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48" office:value-type="string">
            <text:p>D2.8b: Set of requirements for the tools used:</text:p>
          </table:table-cell>
          <table:table-cell table:style-name="ce53" office:value-type="date" office:date-value="2013-03-13">
            <text:p>Mar-2013</text:p>
          </table:table-cell>
          <table:table-cell table:style-name="ce40" table:formula="of:=ORG.OPENOFFICE.MONTHS(&quot;6/1/2012&quot;;[.G26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→">
            <text:p>→</text:p>
          </table:table-cell>
          <table:table-cell table:style-name="ce9" office:value-type="string">
            <text:p>D2.8c: Set of requirements for the tools used:</text:p>
          </table:table-cell>
          <table:table-cell table:style-name="ce70" office:value-type="date" office:date-value="2013-05-01">
            <text:p>May-2013</text:p>
          </table:table-cell>
          <table:table-cell table:style-name="ce39" table:formula="of:=ORG.OPENOFFICE.MONTHS(&quot;6/1/2012&quot;;[.G27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→">
            <text:p>→</text:p>
          </table:table-cell>
          <table:table-cell table:style-name="ce48" office:value-type="string">
            <text:p>I:O7.1.4: Decision of the final choice for the primary means of description</text:p>
          </table:table-cell>
          <table:table-cell table:style-name="ce71" office:value-type="date" office:date-value="2013-07-13">
            <text:p>Jul-2013</text:p>
          </table:table-cell>
          <table:table-cell table:style-name="ce40" table:formula="of:=ORG.OPENOFFICE.MONTHS(&quot;6/1/2012&quot;;[.G28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9];2);&quot;O7&quot;); &quot;←&quot;; &quot;→&quot;)" office:value-type="string" office:string-value="←">
            <text:p>←</text:p>
          </table:table-cell>
          <table:table-cell table:style-name="ce9" office:value-type="string">
            <text:p>O7.2.5 Requirement management tool <text:s/>choices</text:p>
          </table:table-cell>
          <table:table-cell table:style-name="ce72" office:value-type="date" office:date-value="2013-09-13">
            <text:p>Sep-2013</text:p>
          </table:table-cell>
          <table:table-cell table:style-name="ce39" table:formula="of:=ORG.OPENOFFICE.MONTHS(&quot;6/1/2012&quot;;[.G29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4</text:p>
          </table:table-cell>
          <table:table-cell table:style-name="ce8" office:value-type="string">
            <text:p>Validation and Verification Tools</text:p>
          </table:table-cell>
          <table:table-cell table:style-name="ce8" table:number-columns-repeated="2"/>
          <table:table-cell table:style-name="ce51" office:value-type="float" office:value="6">
            <text:p>6 months</text:p>
          </table:table-cell>
          <table:table-cell table:style-name="ce38" table:formula="of:=MIN([.G31:.G35])" office:value-type="date" office:date-value="2013-01-01">
            <text:p>Jan-2013</text:p>
          </table:table-cell>
          <table:table-cell table:style-name="ce41" table:formula="of:=MAX([.G31:.G35])" office:value-type="date" office:date-value="2013-07-13">
            <text:p><text:s/>- Jul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9" office:value-type="string">
            <text:p>D2.9: Set of requirements for the verification and validation process:</text:p>
          </table:table-cell>
          <table:table-cell table:style-name="ce52" office:value-type="date" office:date-value="2013-01-01">
            <text:p>Jan-2013</text:p>
          </table:table-cell>
          <table:table-cell table:style-name="ce39" table:formula="of:=ORG.OPENOFFICE.MONTHS(&quot;6/1/2012&quot;;[.G31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9" office:value-type="string">
            <text:p>O4_WP3_T2 WP3 formalized API</text:p>
          </table:table-cell>
          <table:table-cell table:style-name="ce53" office:value-type="date" office:date-value="2013-04-13">
            <text:p>Apr-2013</text:p>
          </table:table-cell>
          <table:table-cell table:style-name="ce40" table:formula="of:=ORG.OPENOFFICE.MONTHS(&quot;6/1/2012&quot;;[.G32];0)" office:value-type="float" office:value="10">
            <text:p>T0+10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D.4.1 VnV Plan &amp; Methodology</text:p>
          </table:table-cell>
          <table:table-cell table:style-name="ce52" office:value-type="date" office:date-value="2013-04-13">
            <text:p>Apr-2013</text:p>
          </table:table-cell>
          <table:table-cell table:style-name="ce39" table:formula="of:=ORG.OPENOFFICE.MONTHS(&quot;6/1/2012&quot;;[.G33];0)" office:value-type="float" office:value="10">
            <text:p>T0+10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←">
            <text:p>←</text:p>
          </table:table-cell>
          <table:table-cell table:style-name="ce10" office:value-type="string">
            <text:p>O7.2.6 V&amp;V tool choice</text:p>
          </table:table-cell>
          <table:table-cell table:style-name="ce53" office:value-type="date" office:date-value="2013-07-13">
            <text:p>Jul-2013</text:p>
          </table:table-cell>
          <table:table-cell table:style-name="ce40" table:formula="of:=ORG.OPENOFFICE.MONTHS(&quot;6/1/2012&quot;;[.G34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←">
            <text:p>←</text:p>
          </table:table-cell>
          <table:table-cell table:style-name="ce9" office:value-type="string">
            <text:p>O7.2.7 Test automation tool choice with experience report</text:p>
          </table:table-cell>
          <table:table-cell table:style-name="ce52" office:value-type="date" office:date-value="2013-07-13">
            <text:p>Jul-2013</text:p>
          </table:table-cell>
          <table:table-cell table:style-name="ce39" table:formula="of:=ORG.OPENOFFICE.MONTHS(&quot;6/1/2012&quot;;[.G35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2.5</text:p>
          </table:table-cell>
          <table:table-cell table:style-name="ce8" office:value-type="string">
            <text:p>Safety analyses Tools</text:p>
          </table:table-cell>
          <table:table-cell table:style-name="ce8" table:number-columns-repeated="2"/>
          <table:table-cell table:style-name="ce51" office:value-type="float" office:value="7">
            <text:p>7 months</text:p>
          </table:table-cell>
          <table:table-cell table:style-name="ce38" table:formula="of:=MIN([.G37:.G41])" office:value-type="date" office:date-value="2013-01-13">
            <text:p>Jan-2013</text:p>
          </table:table-cell>
          <table:table-cell table:style-name="ce41" table:formula="of:=MAX([.G37:.G41])" office:value-type="date" office:date-value="2013-09-01">
            <text:p><text:s/>- Sep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7];2);&quot;O7&quot;); &quot;←&quot;; &quot;→&quot;)" office:value-type="string" office:string-value="→">
            <text:p>→</text:p>
          </table:table-cell>
          <table:table-cell table:style-name="ce9" office:value-type="string">
            <text:p>D2.6a: Set of requirements for the model used and the modeling process:</text:p>
          </table:table-cell>
          <table:table-cell table:style-name="ce52" office:value-type="date" office:date-value="2013-01-13">
            <text:p>Jan-2013</text:p>
          </table:table-cell>
          <table:table-cell table:style-name="ce39" table:formula="of:=ORG.OPENOFFICE.MONTHS(&quot;6/1/2012&quot;;[.G37];0)" office:value-type="float" office:value="7">
            <text:p>T0+7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8];2);&quot;O7&quot;); &quot;←&quot;; &quot;→&quot;)" office:value-type="string" office:string-value="→">
            <text:p>→</text:p>
          </table:table-cell>
          <table:table-cell table:style-name="ce50" office:value-type="string">
            <text:p>D2.6b: Set of requirements for the model used and the modeling process:</text:p>
          </table:table-cell>
          <table:table-cell table:style-name="ce53" office:value-type="date" office:date-value="2013-03-13">
            <text:p>Mar-2013</text:p>
          </table:table-cell>
          <table:table-cell table:style-name="ce40" table:formula="of:=ORG.OPENOFFICE.MONTHS(&quot;6/1/2012&quot;;[.G38];0)" office:value-type="float" office:value="9">
            <text:p>T0+9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39];2);&quot;O7&quot;); &quot;←&quot;; &quot;→&quot;)" office:value-type="string" office:string-value="→">
            <text:p>→</text:p>
          </table:table-cell>
          <table:table-cell table:style-name="ce9" office:value-type="string">
            <text:p>D2.6c: Set of requirements for the model used and the modeling process:</text:p>
          </table:table-cell>
          <table:table-cell table:style-name="ce73" office:value-type="date" office:date-value="2013-05-01">
            <text:p>May-2013</text:p>
          </table:table-cell>
          <table:table-cell table:style-name="ce39" table:formula="of:=ORG.OPENOFFICE.MONTHS(&quot;6/1/2012&quot;;[.G39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40];2);&quot;O7&quot;); &quot;←&quot;; &quot;→&quot;)" office:value-type="string" office:string-value="→">
            <text:p>→</text:p>
          </table:table-cell>
          <table:table-cell table:style-name="ce50" office:value-type="string">
            <text:p>D.4.3.3 Report on the prototypical application of the V&amp;V tool chain and processes</text:p>
          </table:table-cell>
          <table:table-cell table:style-name="ce74" office:value-type="date" office:date-value="2013-04-01">
            <text:p>Apr-2013</text:p>
          </table:table-cell>
          <table:table-cell table:style-name="ce40" table:formula="of:=ORG.OPENOFFICE.MONTHS(&quot;6/1/2012&quot;;[.G40];0)" office:value-type="float" office:value="10">
            <text:p>T0+10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41];2);&quot;O7&quot;); &quot;←&quot;; &quot;→&quot;)" office:value-type="string" office:string-value="←">
            <text:p>←</text:p>
          </table:table-cell>
          <table:table-cell table:style-name="ce9" office:value-type="string">
            <text:p>O7.2.8 Safety analyses tools choices</text:p>
          </table:table-cell>
          <table:table-cell table:style-name="ce75" office:value-type="date" office:date-value="2013-09-01">
            <text:p>Sep-2013</text:p>
          </table:table-cell>
          <table:table-cell table:style-name="ce39" table:formula="of:=ORG.OPENOFFICE.MONTHS(&quot;6/1/2012&quot;;[.G41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2'.G2:'WP7.2'.G2 'WP7.2'.G17:'WP7.2'.G17 'WP7.2'.G24:'WP7.2'.G24 'WP7.2'.G30:'WP7.2'.G30 'WP7.2'.G36:'WP7.2'.G36">
            <calcext:condition calcext:apply-style-name="Red" calcext:value="!=ORG.OPENOFFICE.MONTHS([.H2];[.I2];0)" calcext:base-cell-address="'WP7.1'.G2"/>
          </calcext:conditional-format>
          <calcext:conditional-format calcext:target-range-address="'WP7.2'.G31:'WP7.2'.G35 'WP7.2'.G3:'WP7.2'.G4 'WP7.2'.G18:'WP7.2'.G19 'WP7.2'.G25:'WP7.2'.G26 'WP7.2'.G37:'WP7.2'.G3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5:'WP7.2'.G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7:'WP7.2'.G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9:'WP7.2'.G1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1:'WP7.2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3:'WP7.2'.G14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15:'WP7.2'.G16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0:'WP7.2'.G2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2:'WP7.2'.G23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7:'WP7.2'.G28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29:'WP7.2'.G29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39:'WP7.2'.G40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  <calcext:conditional-format calcext:target-range-address="'WP7.2'.G41:'WP7.2'.G41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3" table:style-name="ta1" table:print-ranges="'WP7.3'.A1:'WP7.3'.I37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4" table:default-cell-style-name="ce6"/>
        <table:table-column table:style-name="co9" table:default-cell-style-name="ce6"/>
        <table:table-column table:style-name="co11" table:default-cell-style-name="ce6"/>
        <table:table-column table:style-name="co19" table:default-cell-style-name="ce6"/>
        <table:table-column table:style-name="co20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3</text:p>
          </table:table-cell>
          <table:table-cell table:style-name="ce7"/>
          <table:table-cell table:style-name="ce7" office:value-type="string">
            <text:p>Define and Develop Tool Chain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1</text:p>
          </table:table-cell>
          <table:table-cell table:style-name="ce8" office:value-type="string">
            <text:p>Overall Tool Architecture</text:p>
          </table:table-cell>
          <table:table-cell table:style-name="ce8" table:number-columns-repeated="2"/>
          <table:table-cell table:style-name="ce81" office:value-type="float" office:value="6">
            <text:p>6 months</text:p>
          </table:table-cell>
          <table:table-cell table:style-name="ce38" table:formula="of:=MIN([.G3:.G12])" office:value-type="date" office:date-value="2013-05-13">
            <text:p>May-2013</text:p>
          </table:table-cell>
          <table:table-cell table:style-name="ce41" table:formula="of:=MAX([.G3:.G12])" office:value-type="date" office:date-value="2013-11-13">
            <text:p><text:s/>- Nov-2013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1: Formal Model representing the sample spec, one for each candidate</text:p>
          </table:table-cell>
          <table:table-cell table:style-name="ce82" office:value-type="date" office:date-value="2013-05-13">
            <text:p>May-2013</text:p>
          </table:table-cell>
          <table:table-cell table:style-name="ce39" table:formula="of:=ORG.OPENOFFICE.MONTHS(&quot;6/1/2012&quot;;[.G3];0)" office:value-type="float" office:value="11">
            <text:p>T0+11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2 Documentation of the changes to each means of description used (if any)</text:p>
          </table:table-cell>
          <table:table-cell table:style-name="ce83" office:value-type="date" office:date-value="2013-06-13">
            <text:p>Jun-2013</text:p>
          </table:table-cell>
          <table:table-cell table:style-name="ce40" table:formula="of:=ORG.OPENOFFICE.MONTHS(&quot;6/1/2012&quot;;[.G4];0)" office:value-type="float" office:value="12">
            <text:p>T0+12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4 Decision on the final means of description</text:p>
            <text:p>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5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3: Evaluation of the models against the WP2 requirements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6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1.8 Decision on the final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7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I:O7.1.11: Selection of Tool Platform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8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I:O7.2.6: Verification and test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39" table:formula="of:=ORG.OPENOFFICE.MONTHS(&quot;6/1/2012&quot;;[.G9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1 Tool chain development plan (or equivalent)</text:p>
          </table:table-cell>
          <table:table-cell table:style-name="ce83" office:value-type="date" office:date-value="2013-09-13">
            <text:p>Sep-2013</text:p>
          </table:table-cell>
          <table:table-cell table:style-name="ce40" table:formula="of:=ORG.OPENOFFICE.MONTHS(&quot;6/1/2012&quot;;[.G10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78" office:value-type="string">
            <text:p>O7.3.2 Specification of tool interoperability mechanisms</text:p>
          </table:table-cell>
          <table:table-cell table:style-name="ce82" office:value-type="date" office:date-value="2013-10-13">
            <text:p>Oct-2013</text:p>
          </table:table-cell>
          <table:table-cell table:style-name="ce39" table:formula="of:=ORG.OPENOFFICE.MONTHS(&quot;6/1/2012&quot;;[.G11];0)" office:value-type="float" office:value="16">
            <text:p>T0+16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office:value-type="string">
            <text:p>←</text:p>
          </table:table-cell>
          <table:table-cell table:style-name="ce10" office:value-type="string">
            <text:p>O7.3.3 Guideline for developing the tool chain according to CELENEC</text:p>
          </table:table-cell>
          <table:table-cell table:style-name="ce83" office:value-type="date" office:date-value="2013-11-13">
            <text:p>Nov-2013</text:p>
          </table:table-cell>
          <table:table-cell table:style-name="ce40" table:formula="of:=ORG.OPENOFFICE.MONTHS(&quot;6/1/2012&quot;;[.G12];0)" office:value-type="float" office:value="17">
            <text:p>T0+17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2</text:p>
          </table:table-cell>
          <table:table-cell table:style-name="ce8" office:value-type="string">
            <text:p>Development Infrastructure</text:p>
          </table:table-cell>
          <table:table-cell table:style-name="ce8" table:number-columns-repeated="2"/>
          <table:table-cell table:style-name="ce81" office:value-type="float" office:value="8">
            <text:p>8 months</text:p>
          </table:table-cell>
          <table:table-cell table:style-name="ce38" table:formula="of:=MIN([.G14:.G21])" office:value-type="date" office:date-value="2013-01-13">
            <text:p>Jan-2013</text:p>
          </table:table-cell>
          <table:table-cell table:style-name="ce41" table:formula="of:=MAX([.G14:.G21])" office:value-type="date" office:date-value="2013-09-13">
            <text:p><text:s/>- Sep-2013</text:p>
          </table:table-cell>
          <table:table-cell table:number-columns-repeated="1015"/>
        </table:table-row>
        <table:table-row table:style-name="ro10">
          <table:table-cell table:style-name="ce5" table:number-columns-repeated="4"/>
          <table:table-cell table:style-name="ce9" table:formula="of:=IF(EXACT(LEFT([.F14];2);&quot;O7&quot;); &quot;←&quot;; &quot;→&quot;)" office:value-type="string" office:string-value="→">
            <text:p>→</text:p>
          </table:table-cell>
          <table:table-cell table:style-name="ce79" office:value-type="string">
            <text:p>D2.4: Definition of the methods used to perform the formal description </text:p>
          </table:table-cell>
          <table:table-cell table:style-name="ce82" office:value-type="date" office:date-value="2013-09-01">
            <text:p>Sep-2013</text:p>
          </table:table-cell>
          <table:table-cell table:style-name="ce39" table:formula="of:=ORG.OPENOFFICE.MONTHS(&quot;6/1/2012&quot;;[.G14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1">
          <table:table-cell table:style-name="ce5" table:number-columns-repeated="4"/>
          <table:table-cell table:style-name="ce10" table:formula="of:=IF(EXACT(LEFT([.F15];2);&quot;O7&quot;); &quot;←&quot;; &quot;→&quot;)" office:value-type="string" office:string-value="→">
            <text:p>→</text:p>
          </table:table-cell>
          <table:table-cell table:style-name="ce49" office:value-type="string">
            <text:p>I:O7.2.5: Requirement management tool <text:s/>choices</text:p>
          </table:table-cell>
          <table:table-cell table:style-name="ce83" office:value-type="date" office:date-value="2013-09-01">
            <text:p>Sep-2013</text:p>
          </table:table-cell>
          <table:table-cell table:style-name="ce40" table:formula="of:=ORG.OPENOFFICE.MONTHS(&quot;6/1/2012&quot;;[.G15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16];2);&quot;O7&quot;); &quot;←&quot;; &quot;→&quot;)" office:value-type="string" office:string-value="→">
            <text:p>→</text:p>
          </table:table-cell>
          <table:table-cell table:style-name="ce79" office:value-type="string">
            <text:p>WP1-7: Feedback from project partners (All WPS)</text:p>
          </table:table-cell>
          <table:table-cell table:style-name="ce82" office:value-type="string">
            <text:p>continuous</text:p>
          </table:table-cell>
          <table:table-cell table:style-name="ce39"/>
          <table:table-cell table:style-name="ce42"/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17];2);&quot;O7&quot;); &quot;←&quot;; &quot;→&quot;)" office:value-type="string" office:string-value="→">
            <text:p>→</text:p>
          </table:table-cell>
          <table:table-cell table:style-name="ce49" office:value-type="string">
            <text:p>D2.2a: Set of requirements to be fulfilled according to CENELEC standards (state-of-the-art)</text:p>
          </table:table-cell>
          <table:table-cell table:style-name="ce83" office:value-type="date" office:date-value="2013-01-13">
            <text:p>Jan-2013</text:p>
          </table:table-cell>
          <table:table-cell table:style-name="ce40" table:formula="of:=ORG.OPENOFFICE.MONTHS(&quot;6/1/2012&quot;;[.G17];0)" office:value-type="float" office:value="7">
            <text:p>T0+7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9" table:formula="of:=IF(EXACT(LEFT([.F18];2);&quot;O7&quot;); &quot;←&quot;; &quot;→&quot;)" office:value-type="string" office:string-value="→">
            <text:p>→</text:p>
          </table:table-cell>
          <table:table-cell table:style-name="ce79" office:value-type="string">
            <text:p>D2.2b: Set of requirements to be fulfilled according to CENELEC standards (state-of-the-art)</text:p>
          </table:table-cell>
          <table:table-cell table:style-name="ce82" office:value-type="date" office:date-value="2013-03-13">
            <text:p>Mar-2013</text:p>
          </table:table-cell>
          <table:table-cell table:style-name="ce39" table:formula="of:=ORG.OPENOFFICE.MONTHS(&quot;6/1/2012&quot;;[.G18];0)" office:value-type="float" office:value="9">
            <text:p>T0+9</text:p>
          </table:table-cell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table:style-name="ce5" table:number-columns-repeated="4"/>
          <table:table-cell table:style-name="ce10" table:formula="of:=IF(EXACT(LEFT([.F19];2);&quot;O7&quot;); &quot;←&quot;; &quot;→&quot;)" office:value-type="string" office:string-value="←">
            <text:p>←</text:p>
          </table:table-cell>
          <table:table-cell table:style-name="ce49" office:value-type="string">
            <text:p>O7.3.4 Specification of primary and support tool chain architecture and its embedding into the platform</text:p>
          </table:table-cell>
          <table:table-cell table:style-name="ce83" office:value-type="date" office:date-value="2013-09-13">
            <text:p>Sep-2013</text:p>
          </table:table-cell>
          <table:table-cell table:style-name="ce40" table:formula="of:=ORG.OPENOFFICE.MONTHS(&quot;6/1/2012&quot;;[.G19];0)" office:value-type="float" office:value="15">
            <text:p>T0+15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0];2);&quot;O7&quot;); &quot;←&quot;; &quot;→&quot;)" office:value-type="string" office:string-value="←">
            <text:p>←</text:p>
          </table:table-cell>
          <table:table-cell table:style-name="ce79" office:value-type="string">
            <text:p>O7.3.5 Infrastructure evolution strategy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20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1];2);&quot;O7&quot;); &quot;←&quot;; &quot;→&quot;)" office:value-type="string" office:string-value="←">
            <text:p>←</text:p>
          </table:table-cell>
          <table:table-cell table:style-name="ce49" office:value-type="string">
            <text:p>O7.3.6 Tool chain infrastructure maintenance</text:p>
          </table:table-cell>
          <table:table-cell table:style-name="ce84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3</text:p>
          </table:table-cell>
          <table:table-cell table:style-name="ce8" office:value-type="string">
            <text:p>Decomposition and Distribution of work</text:p>
          </table:table-cell>
          <table:table-cell table:style-name="ce8" table:number-columns-repeated="2"/>
          <table:table-cell table:style-name="ce81" office:value-type="float" office:value="5">
            <text:p>5 months</text:p>
          </table:table-cell>
          <table:table-cell table:style-name="ce38" table:formula="of:=MIN([.G23:.G29])" office:value-type="date" office:date-value="2013-07-13">
            <text:p>Jul-2013</text:p>
          </table:table-cell>
          <table:table-cell table:style-name="ce41" table:formula="of:=MAX([.G23:.G29])" office:value-type="date" office:date-value="2014-01-01">
            <text:p><text:s/>- Jan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3];2);&quot;O7&quot;); &quot;←&quot;; &quot;→&quot;)" office:value-type="string" office:string-value="→">
            <text:p>→</text:p>
          </table:table-cell>
          <table:table-cell table:style-name="ce9" office:value-type="string">
            <text:p>I:O7.1.8 Decision on the final tool choice(s)</text:p>
          </table:table-cell>
          <table:table-cell table:style-name="ce82" office:value-type="date" office:date-value="2013-07-13">
            <text:p>Jul-2013</text:p>
          </table:table-cell>
          <table:table-cell table:style-name="ce86" table:formula="of:=ORG.OPENOFFICE.MONTHS(&quot;6/1/2012&quot;;[.G23];0)" office:value-type="float" office:value="13">
            <text:p>T0+13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4];2);&quot;O7&quot;); &quot;←&quot;; &quot;→&quot;)" office:value-type="string" office:string-value="→">
            <text:p>→</text:p>
          </table:table-cell>
          <table:table-cell table:style-name="ce49" office:value-type="string">
            <text:p>I:O7.1.11: Selection of Tool Platform</text:p>
          </table:table-cell>
          <table:table-cell table:style-name="ce83" office:value-type="date" office:date-value="2013-07-13">
            <text:p>Jul-2013</text:p>
          </table:table-cell>
          <table:table-cell table:style-name="ce40" table:formula="of:=ORG.OPENOFFICE.MONTHS(&quot;6/1/2012&quot;;[.G24];0)" office:value-type="float" office:value="13">
            <text:p>T0+13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5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2" office:value-type="date" office:date-value="2013-09-13">
            <text:p>Sep-2013</text:p>
          </table:table-cell>
          <table:table-cell table:style-name="ce86" table:formula="of:=ORG.OPENOFFICE.MONTHS(&quot;6/1/2012&quot;;[.G25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10" table:formula="of:=IF(EXACT(LEFT([.F26];2);&quot;O7&quot;); &quot;←&quot;; &quot;→&quot;)" office:value-type="string" office:string-value="→">
            <text:p>→</text:p>
          </table:table-cell>
          <table:table-cell table:style-name="ce10" office:value-type="string">
            <text:p>WP1-7: Bugs report and feedback from project partners (All WPS) </text:p>
          </table:table-cell>
          <table:table-cell table:style-name="ce83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27];2);&quot;O7&quot;); &quot;←&quot;; &quot;→&quot;)" office:value-type="string" office:string-value="←">
            <text:p>←</text:p>
          </table:table-cell>
          <table:table-cell table:style-name="ce9" office:value-type="string">
            <text:p>O7.3.7 Tool chain qualification test suite</text:p>
          </table:table-cell>
          <table:table-cell table:style-name="ce82" office:value-type="date" office:date-value="2013-12-01">
            <text:p>Dec-2013</text:p>
          </table:table-cell>
          <table:table-cell table:style-name="ce86" table:formula="of:=ORG.OPENOFFICE.MONTHS(&quot;6/1/2012&quot;;[.G27];0)" office:value-type="float" office:value="18">
            <text:p>T0+18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28];2);&quot;O7&quot;); &quot;←&quot;; &quot;→&quot;)" office:value-type="string" office:string-value="←">
            <text:p>←</text:p>
          </table:table-cell>
          <table:table-cell table:style-name="ce10" office:value-type="string">
            <text:p>O7.3.8 Tool chain maintenance and debug</text:p>
          </table:table-cell>
          <table:table-cell table:style-name="ce83" office:value-type="string">
            <text:p>continuous</text:p>
          </table:table-cell>
          <table:table-cell table:style-name="ce40"/>
          <table:table-cell table:style-name="ce43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3 Tool Chain Qualification Process Description</text:p>
          </table:table-cell>
          <table:table-cell table:style-name="ce82" office:value-type="date" office:date-value="2014-01-01">
            <text:p>Jan-2014</text:p>
          </table:table-cell>
          <table:table-cell table:style-name="ce86"/>
          <table:table-cell table:style-name="ce42"/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office:value-type="string">
            <text:p>T7.3.4</text:p>
          </table:table-cell>
          <table:table-cell table:style-name="ce8" office:value-type="string">
            <text:p>Tool chain development</text:p>
          </table:table-cell>
          <table:table-cell table:style-name="ce8" table:number-columns-repeated="2"/>
          <table:table-cell table:style-name="ce81" office:value-type="float" office:value="4">
            <text:p>4 months</text:p>
          </table:table-cell>
          <table:table-cell table:style-name="ce38" table:formula="of:=MIN([.G31:.G37])" office:value-type="date" office:date-value="2013-09-13">
            <text:p>Sep-2013</text:p>
          </table:table-cell>
          <table:table-cell table:style-name="ce41" table:formula="of:=MAX([.G31:.G37])" office:value-type="date" office:date-value="2014-02-01">
            <text:p><text:s/>- Feb-2014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1];2);&quot;O7&quot;); &quot;←&quot;; &quot;→&quot;)" office:value-type="string" office:string-value="→">
            <text:p>→</text:p>
          </table:table-cell>
          <table:table-cell table:style-name="ce80" office:value-type="string">
            <text:p>I:O7.3.1 Tool chain development plan (or equivalent)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31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5" table:number-columns-repeated="4"/>
          <table:table-cell table:style-name="ce10" table:formula="of:=IF(EXACT(LEFT([.F32];2);&quot;O7&quot;); &quot;←&quot;; &quot;→&quot;)" office:value-type="string" office:string-value="→">
            <text:p>→</text:p>
          </table:table-cell>
          <table:table-cell table:style-name="ce49" office:value-type="string">
            <text:p>I:O7.3.2 Specification of tool interoperability mechanisms</text:p>
          </table:table-cell>
          <table:table-cell table:style-name="ce83" office:value-type="date" office:date-value="2013-10-13">
            <text:p>Oct-2013</text:p>
          </table:table-cell>
          <table:table-cell table:style-name="ce40" table:formula="of:=ORG.OPENOFFICE.MONTHS(&quot;6/1/2012&quot;;[.G32];0)" office:value-type="float" office:value="16">
            <text:p>T0+16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table:formula="of:=IF(EXACT(LEFT([.F33];2);&quot;O7&quot;); &quot;←&quot;; &quot;→&quot;)" office:value-type="string" office:string-value="→">
            <text:p>→</text:p>
          </table:table-cell>
          <table:table-cell table:style-name="ce9" office:value-type="string">
            <text:p>I:O7.3.4: Infrastructure evolution strategy </text:p>
          </table:table-cell>
          <table:table-cell table:style-name="ce82" office:value-type="date" office:date-value="2013-09-13">
            <text:p>Sep-2013</text:p>
          </table:table-cell>
          <table:table-cell table:style-name="ce39" table:formula="of:=ORG.OPENOFFICE.MONTHS(&quot;6/1/2012&quot;;[.G33];0)" office:value-type="float" office:value="15">
            <text:p>T0+15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4];2);&quot;O7&quot;); &quot;←&quot;; &quot;→&quot;)" office:value-type="string" office:string-value="→">
            <text:p>→</text:p>
          </table:table-cell>
          <table:table-cell table:style-name="ce49" office:value-type="string">
            <text:p>I:O7.3.6 Tool chain qualification test suite</text:p>
          </table:table-cell>
          <table:table-cell table:style-name="ce83" office:value-type="date" office:date-value="2013-12-13">
            <text:p>Dec-2013</text:p>
          </table:table-cell>
          <table:table-cell table:style-name="ce40" table:formula="of:=ORG.OPENOFFICE.MONTHS(&quot;6/1/2012&quot;;[.G34];0)" office:value-type="float" office:value="18">
            <text:p>T0+18</text:p>
          </table:table-cell>
          <table:table-cell table:style-name="ce43" office:value-type="string">
            <text:p>no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table:formula="of:=IF(EXACT(LEFT([.F35];2);&quot;O7&quot;); &quot;←&quot;; &quot;→&quot;)" office:value-type="string" office:string-value="→">
            <text:p>→</text:p>
          </table:table-cell>
          <table:table-cell table:style-name="ce9" office:value-type="string">
            <text:p>WP1-7: Bugs report and 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table:formula="of:=IF(EXACT(LEFT([.F36];2);&quot;O7&quot;); &quot;←&quot;; &quot;→&quot;)" office:value-type="string" office:string-value="←">
            <text:p>←</text:p>
          </table:table-cell>
          <table:table-cell table:style-name="ce10" office:value-type="string">
            <text:p>O7.3.9 Tool chain releases</text:p>
          </table:table-cell>
          <table:table-cell table:style-name="ce85" office:value-type="string">
            <text:p>continuous</text:p>
          </table:table-cell>
          <table:table-cell table:style-name="ce8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D </text:p>
          </table:table-cell>
          <table:table-cell table:style-name="ce9" office:value-type="string">
            <text:p>D7.4 Tool chain first release</text:p>
          </table:table-cell>
          <table:table-cell table:style-name="ce82" office:value-type="date" office:date-value="2014-02-01">
            <text:p>Feb-2014</text:p>
          </table:table-cell>
          <table:table-cell table:style-name="ce86" table:formula="of:=ORG.OPENOFFICE.MONTHS(&quot;6/1/2012&quot;;[.G37];0)" office:value-type="float" office:value="20">
            <text:p>T0+20</text:p>
          </table:table-cell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3'.G2:'WP7.3'.G2 'WP7.3'.G13:'WP7.3'.G13 'WP7.3'.G22:'WP7.3'.G22 'WP7.3'.G30:'WP7.3'.G30">
            <calcext:condition calcext:apply-style-name="Red" calcext:value="!=ORG.OPENOFFICE.MONTHS([.H2];[.I2];0)" calcext:base-cell-address="'WP7.1'.G2"/>
          </calcext:conditional-format>
          <calcext:conditional-format calcext:target-range-address="'WP7.3'.G3:'WP7.3'.G12 'WP7.3'.G14:'WP7.3'.G20 'WP7.3'.G31:'WP7.3'.G34 'WP7.3'.G23:'WP7.3'.G29 'WP7.3'.G37:'WP7.3'.G37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WP7.4" table:style-name="ta1" table:print-ranges="'WP7.4'.A1:'WP7.4'.I12">
        <office:forms form:automatic-focus="false" form:apply-design-mode="false"/>
        <table:table-column table:style-name="co4" table:default-cell-style-name="ce6"/>
        <table:table-column table:style-name="co5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9" table:default-cell-style-name="ce6"/>
        <table:table-column table:style-name="co11" table:default-cell-style-name="ce6"/>
        <table:table-column table:style-name="co24" table:default-cell-style-name="ce6"/>
        <table:table-column table:style-name="co11" table:default-cell-style-name="ce77"/>
        <table:table-column table:style-name="co10" table:number-columns-repeated="1015" table:default-cell-style-name="ce6"/>
        <table:table-row table:style-name="ro1">
          <table:table-cell table:style-name="ce5"/>
          <table:table-cell table:style-name="ce7" office:value-type="string">
            <text:p>T7.4</text:p>
          </table:table-cell>
          <table:table-cell table:style-name="ce7"/>
          <table:table-cell table:style-name="ce7" office:value-type="string">
            <text:p>Develop Open Source Ecosystem</text:p>
          </table:table-cell>
          <table:table-cell table:style-name="ce7" table:number-columns-repeated="4"/>
          <table:table-cell table:style-name="ce76" office:value-type="string">
            <text:p>Complete?</text:p>
          </table:table-cell>
          <table:table-cell table:number-columns-repeated="1015"/>
        </table:table-row>
        <table:table-row table:style-name="ro8">
          <table:table-cell table:style-name="ce5" table:number-columns-repeated="2"/>
          <table:table-cell table:style-name="ce8" table:number-columns-repeated="4"/>
          <table:table-cell table:style-name="ce88" office:value-type="float" office:value="34">
            <text:p>34 months</text:p>
          </table:table-cell>
          <table:table-cell table:style-name="ce38" table:formula="of:=MIN([.G3:.G12])" office:value-type="date" office:date-value="2012-08-01">
            <text:p>Aug-2012</text:p>
          </table:table-cell>
          <table:table-cell table:style-name="ce38" table:formula="of:=MAX([.G3:.G12])" office:value-type="date" office:date-value="2015-06-01">
            <text:p>Jun-2015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9" office:value-type="string">
            <text:p>Feedback from project partners (All WPS)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10" office:value-type="string">
            <text:p>→</text:p>
          </table:table-cell>
          <table:table-cell table:style-name="ce10" office:value-type="string">
            <text:p>WP1: Requirements for the open source ecosystem</text:p>
          </table:table-cell>
          <table:table-cell table:style-name="ce85" office:value-type="string">
            <text:p>continuous</text:p>
          </table:table-cell>
          <table:table-cell table:style-name="ce8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→</text:p>
          </table:table-cell>
          <table:table-cell table:style-name="ce78" office:value-type="string">
            <text:p>WP1: Legal decisions</text:p>
          </table:table-cell>
          <table:table-cell table:style-name="ce5" office:value-type="string">
            <text:p>continuous</text:p>
          </table:table-cell>
          <table:table-cell table:style-name="ce5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1 Initial proposal for license model</text:p>
          </table:table-cell>
          <table:table-cell table:style-name="ce89" office:value-type="date" office:date-value="2012-08-01">
            <text:p>Aug-2012</text:p>
          </table:table-cell>
          <table:table-cell table:style-name="ce40" table:formula="of:=ORG.OPENOFFICE.MONTHS(&quot;6/1/2012&quot;;[.G6];0)" office:value-type="float" office:value="2">
            <text:p>T0+2</text:p>
          </table:table-cell>
          <table:table-cell table:style-name="ce43" office:value-type="string">
            <text:p>yes</text:p>
          </table:table-cell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2 Initial proposal for open source development process</text:p>
          </table:table-cell>
          <table:table-cell table:style-name="ce90" office:value-type="date" office:date-value="2012-08-01">
            <text:p>Aug-2012</text:p>
          </table:table-cell>
          <table:table-cell table:style-name="ce94" table:formula="of:=ORG.OPENOFFICE.MONTHS(&quot;6/1/2012&quot;;[.G7];0)" office:value-type="float" office:value="2">
            <text:p>T0+2</text:p>
          </table:table-cell>
          <table:table-cell table:style-name="ce96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3 Initial proposal for infrastructure and tools</text:p>
          </table:table-cell>
          <table:table-cell table:style-name="ce91" office:value-type="date" office:date-value="2012-08-01">
            <text:p>Aug-2012</text:p>
          </table:table-cell>
          <table:table-cell table:style-name="ce95" table:formula="of:=ORG.OPENOFFICE.MONTHS(&quot;6/1/2012&quot;;[.G8];0)" office:value-type="float" office:value="2">
            <text:p>T0+2</text:p>
          </table:table-cell>
          <table:table-cell table:style-name="ce97" office:value-type="string">
            <text:p>yes</text:p>
          </table:table-cell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4 Adaptation of license model</text:p>
          </table:table-cell>
          <table:table-cell table:style-name="ce92" office:value-type="string">
            <text:p>continuous</text:p>
          </table:table-cell>
          <table:table-cell table:style-name="ce92" table:number-columns-repeated="2"/>
          <table:table-cell table:number-columns-repeated="1015"/>
        </table:table-row>
        <table:table-row table:style-name="ro4">
          <table:table-cell table:style-name="ce5" table:number-columns-repeated="4"/>
          <table:table-cell table:style-name="ce87" office:value-type="string">
            <text:p>←</text:p>
          </table:table-cell>
          <table:table-cell table:style-name="ce10" office:value-type="string">
            <text:p>O7.4.5 Adaptation of open source development process</text:p>
          </table:table-cell>
          <table:table-cell table:style-name="ce93" office:value-type="string">
            <text:p>continuous</text:p>
          </table:table-cell>
          <table:table-cell table:style-name="ce93" table:number-columns-repeated="2"/>
          <table:table-cell table:number-columns-repeated="1015"/>
        </table:table-row>
        <table:table-row table:style-name="ro8">
          <table:table-cell table:style-name="ce5" table:number-columns-repeated="4"/>
          <table:table-cell table:style-name="ce9" office:value-type="string">
            <text:p>←</text:p>
          </table:table-cell>
          <table:table-cell table:style-name="ce9" office:value-type="string">
            <text:p>O7.4.6 Adaptation of infrastructure and tools</text:p>
          </table:table-cell>
          <table:table-cell table:style-name="ce92" office:value-type="string">
            <text:p>continuous</text:p>
          </table:table-cell>
          <table:table-cell table:style-name="ce92" table:number-columns-repeated="2"/>
          <table:table-cell table:number-columns-repeated="1015"/>
        </table:table-row>
        <table:table-row table:style-name="ro13">
          <table:table-cell table:style-name="ce5" table:number-columns-repeated="4"/>
          <table:table-cell table:style-name="ce10" office:value-type="string">
            <text:p>D </text:p>
          </table:table-cell>
          <table:table-cell table:style-name="ce10" office:value-type="string">
            <text:p>D7.5 Ecosystem Artefacts:</text:p>
            <text:p>- Proposed Terms of use</text:p>
            <text:p>- Proposed Committer Agreements</text:p>
            <text:p>- Proposed IP Policy </text:p>
            <text:p>- Proposed Development Process Description</text:p>
            <text:p>- Development Process Guidelines</text:p>
            <text:p>- Infrastructure Documentation</text:p>
            <text:p>- Infrastructure Template</text:p>
            <text:p>- Evolution Report of previous Deliverables</text:p>
          </table:table-cell>
          <table:table-cell table:style-name="ce91" office:value-type="date" office:date-value="2015-06-01">
            <text:p>Jun-2015</text:p>
          </table:table-cell>
          <table:table-cell table:style-name="ce95" table:formula="of:=ORG.OPENOFFICE.MONTHS(&quot;6/1/2012&quot;;[.G12];0)" office:value-type="float" office:value="36">
            <text:p>T0+36</text:p>
          </table:table-cell>
          <table:table-cell table:style-name="ce97" office:value-type="string">
            <text:p>no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WP7.4'.G2:'WP7.4'.G2">
            <calcext:condition calcext:apply-style-name="Red" calcext:value="!=ORG.OPENOFFICE.MONTHS([.H2];[.I2];0)" calcext:base-cell-address="'WP7.1'.G2"/>
          </calcext:conditional-format>
          <calcext:conditional-format calcext:target-range-address="'WP7.4'.G6:'WP7.4'.G8 'WP7.4'.G12:'WP7.4'.G12">
            <calcext:condition calcext:apply-style-name="Completed" calcext:value="formula-is(EXACT([.I6];&quot;yes&quot;))" calcext:base-cell-address="'WP7.1'.G6"/>
            <calcext:condition calcext:apply-style-name="Red" calcext:value="&lt;TODAY()-30" calcext:base-cell-address="'WP7.1'.G6"/>
            <calcext:condition calcext:apply-style-name="Yellow" calcext:value="&lt;TODAY()" calcext:base-cell-address="'WP7.1'.G6"/>
          </calcext:conditional-format>
        </calcext:conditional-formats>
      </table:table>
      <table:table table:name="INSTRUCTIONS" table:style-name="ta1">
        <table:table-column table:style-name="co16" table:default-cell-style-name="Default"/>
        <table:table-column table:style-name="co17" table:default-cell-style-name="ce47"/>
        <table:table-column table:style-name="co10" table:default-cell-style-name="Default"/>
        <table:table-row table:style-name="ro6">
          <table:table-cell table:style-name="ce44" office:value-type="string">
            <text:p>Instructions</text:p>
          </table:table-cell>
          <table:table-cell table:style-name="ce46"/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This spreadsheet lists the inputs, outputs and deliverables, grouped by Task</text:p>
          </table:table-cell>
          <table:table-cell table:style-name="ce45"/>
        </table:table-row>
        <table:table-row table:style-name="ro7">
          <table:table-cell table:style-name="ce45"/>
          <table:table-cell table:style-name="ce46" office:value-type="string">
            <text:p>- Every time you make changes, you must generate a PDF. <text:span text:style-name="T7">(</text:span>This PDF is incorporated into the DoW<text:span text:style-name="T7">)</text:span></text:p>
          </table:table-cell>
          <table:table-cell table:style-name="ce45"/>
        </table:table-row>
        <table:table-row table:style-name="ro4">
          <table:table-cell table:style-name="ce45"/>
          <table:table-cell table:style-name="ce46" office:value-type="string">
            <text:p>- Also regenerate the DoW (using Latex), to make sure it contains the updated information.</text:p>
          </table:table-cell>
          <table:table-cell table:style-name="ce45"/>
        </table:table-row>
        <table:table-row table:style-name="ro1">
          <table:table-cell table:style-name="ce45"/>
          <table:table-cell table:style-name="ce46"/>
          <table:table-cell table:style-name="ce45"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gt;=0" style:apply-style-name="N121P0"/>
    </number:text-style>
    <number:date-style style:name="N122">
      <number:day number:style="long"/>
      <number:text>/</number:text>
      <number:month number:style="long"/>
      <number:text>/</number:text>
      <number:year/>
    </number:date-style>
    <number:date-style style:name="N123">
      <number:month number:textual="true"/>
      <number:text>-</number:text>
      <number:year number:style="long"/>
    </number:date-style>
    <number:number-style style:name="N124">
      <number:text>T+</number:text>
      <number:number number:decimal-places="0" number:min-integer-digits="1"/>
    </number:number-style>
    <number:number-style style:name="N125">
      <number:text>T0+</number:text>
      <number:number number:decimal-places="0" number:min-integer-digits="1"/>
    </number:number-style>
    <number:date-style style:name="N126">
      <number:text> - </number:text>
      <number:month number:textual="true"/>
      <number:text>-</number:text>
      <number:year number:style="long"/>
    </number:date-style>
    <number:number-style style:name="N127">
      <number:number number:decimal-places="0" number:min-integer-digits="1"/>
      <number:text> months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9P0"/>
    </number:currency-style>
    <number:number-style style:name="N10118P0" style:volatile="true" number:language="en">
      <number:number number:decimal-places="0" number:min-integer-digits="1" number:grouping="true"/>
    </number:number-style>
    <number:number-style style:name="N10118" number:language="en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>
      <number:number number:decimal-places="0" number:min-integer-digits="1" number:grouping="true"/>
    </number:number-style>
    <number:number-style style:name="N10119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en">
      <number:number number:decimal-places="2" number:min-integer-digits="1" number:grouping="true"/>
    </number:number-style>
    <number:number-style style:name="N10120" number:language="en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2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en">
      <number:number number:decimal-places="0" number:min-integer-digits="1" number:grouping="true"/>
      <number:text> </number:text>
    </number:number-style>
    <number:number-style style:name="N10125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en">
      <number:text> - </number:text>
    </number:number-style>
    <number:text-style style:name="N10125" number:language="en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n">
      <number:number number:decimal-places="2" number:min-integer-digits="1" number:grouping="true"/>
      <number:text> </number:text>
    </number:number-style>
    <number:number-style style:name="N10129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10129P2" style:volatile="true" number:language="en">
      <number:text> -</number:text>
      <number:number number:decimal-places="0" number:min-integer-digits="0"/>
      <number:text> </number:text>
    </number:number-style>
    <number:text-style style:name="N10129" number:language="en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time-style style:name="N10130" number:language="en">
      <number:minutes number:style="long"/>
      <number:text>:</number:text>
      <number:seconds number:style="long"/>
    </number:time-style>
    <number:time-style style:name="N10131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2" number:language="en">
      <number:minutes number:style="long"/>
      <number:text>:</number:text>
      <number:seconds number:style="long" number:decimal-places="1"/>
    </number:time-style>
    <number:number-style style:name="N10133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Yellow" style:family="table-cell" style:parent-style-name="Default">
      <style:table-cell-properties fo:background-color="#ffff00"/>
    </style:style>
    <style:style style:name="Red" style:family="table-cell" style:parent-style-name="Default">
      <style:table-cell-properties fo:background-color="#ff0000"/>
    </style:style>
    <style:style style:name="Completed" style:family="table-cell" style:parent-style-name="Default">
      <style:text-properties fo:color="#008000" style:text-line-through-style="solid"/>
    </style:style>
  </office:styles>
  <office:automatic-styles>
    <style:page-layout style:name="Mpm1">
      <style:page-layout-properties fo:page-width="6in" fo:page-height="5in" style:num-format="1" style:print-orientation="landscape" fo:margin-top="0in" fo:margin-bottom="0in" fo:margin-left="0in" fo:margin-right="0in" style:shadow="none" style:scale-to-X="1" style:scale-to-Y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0">00/00/0000</text:date>, <text:time style:data-style-name="N2" text:time-value="0000-00-00T17:00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5T13:37:12</meta:creation-date>
    <dc:date>2013-06-10T17:18:19</dc:date>
    <meta:editing-duration>PT12H48M24S</meta:editing-duration>
    <meta:editing-cycles>114</meta:editing-cycles>
    <meta:generator>LibreOffice/4.0.2.2$Linux_X86_64 LibreOffice_project/400m0$Build-2</meta:generator>
    <dc:creator>Michael Jastram</dc:creator>
    <meta:document-statistic meta:table-count="5" meta:cell-count="574" meta:object-count="0"/>
    <meta:user-defined meta:name="qrichtext">1</meta:user-defined>
  </office:meta>
</office:document-meta>
</file>